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Courier New1" svg:font-family="'Courier New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9pt" officeooo:rsid="001da752" officeooo:paragraph-rsid="001da752" style:font-size-asian="9pt" style:font-size-complex="9pt"/>
    </style:style>
    <style:style style:name="P2" style:family="paragraph" style:parent-style-name="Standard">
      <style:text-properties fo:color="#000000" style:font-name="Arial" fo:font-size="9pt" officeooo:rsid="001de219" officeooo:paragraph-rsid="001de219" style:font-size-asian="9pt" style:font-size-complex="9pt"/>
    </style:style>
    <style:style style:name="P3" style:family="paragraph" style:parent-style-name="Standard">
      <style:text-properties fo:color="#000000" style:font-name="Arial" fo:font-size="9pt" fo:font-weight="bold" officeooo:rsid="001de219" officeooo:paragraph-rsid="001de219" style:font-size-asian="9pt" style:font-weight-asian="bold" style:font-size-complex="9pt" style:font-weight-complex="bold"/>
    </style:style>
    <style:style style:name="P4" style:family="paragraph" style:parent-style-name="Standard">
      <style:text-properties fo:color="#000000" style:font-name="Arial" fo:font-size="9pt" fo:font-weight="normal" officeooo:rsid="001de219" officeooo:paragraph-rsid="001de219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9pt" fo:font-weight="bold" officeooo:rsid="001da752" officeooo:paragraph-rsid="001da752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Arial" fo:font-size="9pt" fo:font-weight="bold" officeooo:rsid="001f45e8" officeooo:paragraph-rsid="001f45e8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Arial" fo:font-size="9pt" fo:font-weight="bold" officeooo:rsid="001f45e8" officeooo:paragraph-rsid="001f7d01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Arial" fo:font-size="9pt" fo:font-weight="bold" officeooo:rsid="001f45e8" officeooo:paragraph-rsid="0020f3f2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Arial" fo:font-size="9pt" fo:font-weight="bold" officeooo:rsid="001f45e8" officeooo:paragraph-rsid="0022a000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Arial" fo:font-size="9pt" fo:font-weight="bold" officeooo:rsid="001f45e8" officeooo:paragraph-rsid="00247319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Arial" fo:font-size="9pt" fo:font-weight="bold" officeooo:rsid="001f7d01" officeooo:paragraph-rsid="001f7d01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Arial" fo:font-size="9pt" fo:font-weight="bold" officeooo:rsid="001f7d01" officeooo:paragraph-rsid="0020f3f2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Arial" fo:font-size="9pt" fo:font-weight="bold" officeooo:rsid="001f7d01" officeooo:paragraph-rsid="0022a000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Arial" fo:font-size="9pt" fo:font-weight="bold" officeooo:rsid="001f7d01" officeooo:paragraph-rsid="00247319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Arial" fo:font-size="9pt" fo:font-weight="bold" officeooo:rsid="001f7d01" officeooo:paragraph-rsid="0025e3db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Arial" fo:font-size="9pt" fo:font-weight="bold" officeooo:rsid="0020f3f2" officeooo:paragraph-rsid="0020f3f2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Arial" fo:font-size="9pt" fo:font-weight="bold" officeooo:rsid="0020f3f2" officeooo:paragraph-rsid="0022a000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Arial" fo:font-size="9pt" fo:font-weight="bold" officeooo:rsid="0022a000" officeooo:paragraph-rsid="0022a000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Arial" fo:font-size="9pt" fo:font-weight="bold" officeooo:rsid="00247319" officeooo:paragraph-rsid="00247319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Arial" fo:font-size="9pt" fo:font-weight="normal" officeooo:rsid="001da752" officeooo:paragraph-rsid="001da752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Arial" fo:font-size="9pt" fo:font-weight="normal" officeooo:rsid="001f45e8" officeooo:paragraph-rsid="001f45e8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Arial" fo:font-size="9pt" fo:font-weight="normal" officeooo:rsid="001f7d01" officeooo:paragraph-rsid="001f45e8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Arial" fo:font-size="9pt" fo:font-weight="normal" officeooo:rsid="001f7d01" officeooo:paragraph-rsid="001f7d01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Arial" fo:font-size="9pt" fo:font-weight="normal" officeooo:rsid="001f7d01" officeooo:paragraph-rsid="0020f3f2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Arial" fo:font-size="9pt" fo:font-weight="normal" officeooo:rsid="001f7d01" officeooo:paragraph-rsid="0022a000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Arial" fo:font-size="9pt" fo:font-weight="normal" officeooo:rsid="001f7d01" officeooo:paragraph-rsid="0025e3db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Arial" fo:font-size="9pt" fo:font-weight="normal" officeooo:rsid="0020f3f2" officeooo:paragraph-rsid="0020f3f2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Arial" fo:font-size="9pt" fo:font-weight="normal" officeooo:rsid="0022a000" officeooo:paragraph-rsid="0022a000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Arial" fo:font-size="9pt" fo:font-weight="normal" officeooo:rsid="00247319" officeooo:paragraph-rsid="00247319" style:font-size-asian="9pt" style:font-weight-asian="normal" style:font-size-complex="9pt" style:font-weight-complex="normal"/>
    </style:style>
    <style:style style:name="P30" style:family="paragraph" style:parent-style-name="Standard">
      <style:text-properties style:font-name="Arial" fo:font-size="9pt" fo:font-weight="normal" officeooo:rsid="00247319" officeooo:paragraph-rsid="002525bc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Arial" fo:font-size="9pt" fo:font-weight="normal" officeooo:rsid="002525bc" officeooo:paragraph-rsid="002525bc" style:font-size-asian="9pt" style:font-weight-asian="normal" style:font-size-complex="9pt" style:font-weight-complex="normal"/>
    </style:style>
    <style:style style:name="P32" style:family="paragraph" style:parent-style-name="Standard">
      <style:text-properties style:font-name="Arial" fo:font-size="9pt" officeooo:rsid="001de219" officeooo:paragraph-rsid="001de219" style:font-size-asian="9pt" style:font-size-complex="9pt"/>
    </style:style>
    <style:style style:name="P33" style:family="paragraph" style:parent-style-name="Standard">
      <style:text-properties style:font-name="Arial" fo:font-size="9pt" officeooo:rsid="001f45e8" officeooo:paragraph-rsid="001f45e8" style:font-size-asian="9pt" style:font-size-complex="9pt"/>
    </style:style>
    <style:style style:name="P34" style:family="paragraph" style:parent-style-name="Standard">
      <style:text-properties style:font-name="Arial" fo:font-size="9pt" officeooo:paragraph-rsid="0020f3f2" style:font-size-asian="9pt" style:font-size-complex="9pt"/>
    </style:style>
    <style:style style:name="P35" style:family="paragraph" style:parent-style-name="Standard">
      <style:text-properties style:font-name="Arial" fo:font-size="9pt" officeooo:rsid="0020f3f2" officeooo:paragraph-rsid="0020f3f2" style:font-size-asian="9pt" style:font-size-complex="9pt"/>
    </style:style>
    <style:style style:name="P36" style:family="paragraph" style:parent-style-name="Standard">
      <style:text-properties style:font-name="Arial" fo:font-size="9pt" officeooo:rsid="0022a000" officeooo:paragraph-rsid="0022a000" style:font-size-asian="9pt" style:font-size-complex="9pt"/>
    </style:style>
    <style:style style:name="P37" style:family="paragraph" style:parent-style-name="Standard">
      <style:text-properties style:font-name="Arial" fo:font-size="9pt" officeooo:paragraph-rsid="0022a000" style:font-size-asian="9pt" style:font-size-complex="9pt"/>
    </style:style>
    <style:style style:name="P38" style:family="paragraph" style:parent-style-name="Standard">
      <style:text-properties officeooo:paragraph-rsid="001f7d01"/>
    </style:style>
    <style:style style:name="P39" style:family="paragraph" style:parent-style-name="Standard">
      <style:text-properties officeooo:paragraph-rsid="0020f3f2"/>
    </style:style>
    <style:style style:name="P40" style:family="paragraph" style:parent-style-name="Standard">
      <style:text-properties officeooo:paragraph-rsid="0022a000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fo:language="es" fo:country="MX" fo:font-weight="normal" style:font-size-asian="10pt" style:font-weight-asian="normal" style:font-weight-complex="normal"/>
    </style:style>
    <style:style style:name="T3" style:family="text">
      <style:text-properties fo:color="#000000" style:font-name="Courier New" fo:font-size="10pt" fo:language="es" fo:country="MX" fo:font-weight="normal" officeooo:rsid="0020f3f2" style:font-size-asian="10pt" style:font-weight-asian="normal" style:font-weight-complex="normal"/>
    </style:style>
    <style:style style:name="T4" style:family="text">
      <style:text-properties fo:color="#000000" style:font-name="Arial" fo:font-size="9pt" fo:font-weight="normal" officeooo:rsid="001f7d01" style:font-size-asian="9pt" style:font-weight-asian="normal" style:font-size-complex="9pt" style:font-weight-complex="normal"/>
    </style:style>
    <style:style style:name="T5" style:family="text">
      <style:text-properties fo:color="#000000" style:font-name="Arial" fo:font-size="9pt" fo:font-weight="normal" officeooo:rsid="0020f3f2" style:font-size-asian="9pt" style:font-weight-asian="normal" style:font-size-complex="9pt" style:font-weight-complex="normal"/>
    </style:style>
    <style:style style:name="T6" style:family="text">
      <style:text-properties fo:color="#000000" style:font-name="Arial" fo:font-size="9pt" fo:font-weight="bold" officeooo:rsid="001f7d01" style:font-size-asian="9pt" style:font-weight-asian="bold" style:font-size-complex="9pt" style:font-weight-complex="bold"/>
    </style:style>
    <style:style style:name="T7" style:family="text">
      <style:text-properties fo:color="#000000" style:font-name="Arial" fo:font-size="9pt" fo:language="es" fo:country="MX" fo:font-weight="normal" style:font-size-asian="9pt" style:font-weight-asian="normal" style:font-size-complex="9pt" style:font-weight-complex="normal"/>
    </style:style>
    <style:style style:name="T8" style:family="text">
      <style:text-properties fo:color="#000000" style:font-name="Arial" fo:font-size="9pt" fo:language="es" fo:country="MX" fo:font-weight="normal" officeooo:rsid="0020f3f2" style:font-size-asian="9pt" style:font-weight-asian="normal" style:font-size-complex="9pt" style:font-weight-complex="normal"/>
    </style:style>
    <style:style style:name="T9" style:family="text">
      <style:text-properties fo:color="#000000" style:font-name="Arial" fo:font-size="9pt" fo:language="es" fo:country="MX" fo:font-weight="normal" officeooo:rsid="0022a000" style:font-size-asian="9pt" style:font-weight-asian="normal" style:font-size-complex="9pt" style:font-weight-complex="normal"/>
    </style:style>
    <style:style style:name="T10" style:family="text">
      <style:text-properties fo:color="#000000" style:font-name="Arial" fo:font-size="8pt" fo:language="es" fo:country="MX" style:font-size-asian="8pt" style:font-size-complex="8pt"/>
    </style:style>
    <style:style style:name="T11" style:family="text">
      <style:text-properties fo:color="#000000" style:font-name="Arial" fo:font-size="8pt" fo:language="es" fo:country="MX" officeooo:rsid="001f7d01" style:font-size-asian="8pt" style:font-size-complex="8pt"/>
    </style:style>
    <style:style style:name="T12" style:family="text">
      <style:text-properties fo:color="#000000" officeooo:rsid="001de219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1de219" style:font-weight-asian="bold" style:font-weight-complex="bold"/>
    </style:style>
    <style:style style:name="T15" style:family="text">
      <style:text-properties fo:color="#000000" officeooo:rsid="001f45e8"/>
    </style:style>
    <style:style style:name="T16" style:family="text">
      <style:text-properties fo:color="#000000" fo:font-size="8pt" fo:language="es" fo:country="MX" fo:font-weight="bold" style:font-size-asian="8pt" style:font-weight-asian="bold" style:font-size-complex="8pt" style:font-weight-complex="bold"/>
    </style:style>
    <style:style style:name="T17" style:family="text">
      <style:text-properties fo:color="#000000" fo:font-size="8pt" fo:language="es" fo:country="MX" fo:font-weight="bold" officeooo:rsid="0022a000" style:font-size-asian="8pt" style:font-weight-asian="bold" style:font-size-complex="8pt" style:font-weight-complex="bold"/>
    </style:style>
    <style:style style:name="T18" style:family="text">
      <style:text-properties fo:color="#000000" fo:font-size="8pt" fo:language="es" fo:country="MX" style:font-size-asian="8pt" style:font-size-complex="8pt"/>
    </style:style>
    <style:style style:name="T19" style:family="text">
      <style:text-properties fo:color="#000000" fo:font-size="8pt" fo:language="es" fo:country="MX" officeooo:rsid="0022a000" style:font-size-asian="8pt" style:font-size-complex="8pt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weight="normal" officeooo:rsid="0020f3f2" style:font-weight-asian="normal" style:font-weight-complex="normal"/>
    </style:style>
    <style:style style:name="T22" style:family="text">
      <style:text-properties fo:color="#000000" fo:font-weight="normal" officeooo:rsid="0022a000" style:font-weight-asian="normal" style:font-weight-complex="normal"/>
    </style:style>
    <style:style style:name="T23" style:family="text">
      <style:text-properties fo:color="#000000" fo:language="es" fo:country="MX"/>
    </style:style>
    <style:style style:name="T24" style:family="text">
      <style:text-properties fo:color="#000000" fo:language="es" fo:country="MX" fo:font-weight="normal" style:font-weight-asian="normal" style:font-weight-complex="normal"/>
    </style:style>
    <style:style style:name="T25" style:family="text">
      <style:text-properties fo:color="#000000" fo:language="es" fo:country="MX" fo:font-weight="normal" officeooo:rsid="0020f3f2" style:font-weight-asian="normal" style:font-weight-complex="normal"/>
    </style:style>
    <style:style style:name="T26" style:family="text">
      <style:text-properties fo:color="#000000" fo:language="es" fo:country="MX" fo:font-weight="normal" officeooo:rsid="0022a000" style:font-weight-asian="normal" style:font-weight-complex="normal"/>
    </style:style>
    <style:style style:name="T27" style:family="text">
      <style:text-properties fo:color="#000000" fo:language="es" fo:country="MX" officeooo:rsid="0022a000"/>
    </style:style>
    <style:style style:name="T28" style:family="text">
      <style:text-properties fo:color="#000000" fo:language="es" fo:country="MX" fo:font-weight="bold" officeooo:rsid="0020f3f2" style:font-weight-asian="bold" style:font-weight-complex="bold"/>
    </style:style>
    <style:style style:name="T29" style:family="text">
      <style:text-properties fo:color="#000000" fo:language="es" fo:country="MX" officeooo:rsid="0020f3f2"/>
    </style:style>
    <style:style style:name="T30" style:family="text">
      <style:text-properties fo:color="#000000" fo:language="es" fo:country="MX" officeooo:rsid="001f45e8"/>
    </style:style>
    <style:style style:name="T31" style:family="text">
      <style:text-properties fo:color="#000000" fo:language="es" fo:country="MX" officeooo:rsid="002525bc"/>
    </style:style>
    <style:style style:name="T32" style:family="text">
      <style:text-properties fo:color="#000000" fo:language="es" fo:country="MX" officeooo:rsid="001f7d01"/>
    </style:style>
    <style:style style:name="T33" style:family="text">
      <style:text-properties fo:color="#000000" style:font-name="Courier New1" fo:font-size="10pt" fo:language="es" fo:country="MX" fo:font-weight="normal" officeooo:rsid="0022a000" style:font-size-asian="10pt" style:font-weight-asian="normal" style:font-size-complex="9pt" style:font-weight-complex="normal"/>
    </style:style>
    <style:style style:name="T34" style:family="text">
      <style:text-properties fo:color="#000000" officeooo:rsid="0025e3db"/>
    </style:style>
    <style:style style:name="T35" style:family="text">
      <style:text-properties fo:language="es" fo:country="MX"/>
    </style:style>
    <style:style style:name="T36" style:family="text">
      <style:text-properties fo:language="es" fo:country="MX" officeooo:rsid="001de219"/>
    </style:style>
    <style:style style:name="T37" style:family="text">
      <style:text-properties officeooo:rsid="001de219"/>
    </style:style>
    <style:style style:name="T38" style:family="text">
      <style:text-properties officeooo:rsid="001f45e8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f45e8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eate_table_empleados.sql</text:p>
      <text:p text:style-name="P5"/>
      <text:p text:style-name="P5">1-Descripción del producto</text:p>
      <text:p text:style-name="P20">Creación de la tablas para guardar la información de los empleados,catalogo de sueldos,catalogo de tipo de empleados,catalogo de rol de empleados y captura de movimientos de los empleados.</text:p>
      <text:p text:style-name="P20"/>
      <text:p text:style-name="P5">2-Descripción del mantenimiento</text:p>
      <text:p text:style-name="P20">Crear tablas en la base de datos Maestromuebles con la siguiente estructura</text:p>
      <text:p text:style-name="P20"/>
      <text:p text:style-name="P1"><text:span text:style-name="T35">create table MaestroMuebles.dbo.ctl_EmpleadosRinKu </text:span></text:p>
      <text:p text:style-name="P1"><text:span text:style-name="T35">(</text:span></text:p>
      <text:p text:style-name="P1"><text:span text:style-name="T35"><text:tab/>num_empleado int not null default 0 primary key, --</text:span><text:span text:style-name="T36">numero del empleado</text:span></text:p>
      <text:p text:style-name="P1"><text:span text:style-name="T35"><text:tab/>nombre varchar(50) not null default '', <text:s text:c="18"/>--</text:span><text:span text:style-name="T36">nombre del empleado</text:span></text:p>
      <text:p text:style-name="P1"><text:span text:style-name="T35"><text:tab/>idu_rol int not null default 0,<text:tab/><text:tab/> <text:s text:c="5"/>--</text:span><text:span text:style-name="T36">idu del rol del empleado</text:span></text:p>
      <text:p text:style-name="P1"><text:span text:style-name="T35"><text:tab/>idu_tipoempleado int not null default 0, <text:s text:c="15"/>--</text:span><text:span text:style-name="T36">idu del tipo de empleado</text:span></text:p>
      <text:p text:style-name="P1"><text:span text:style-name="T35"><text:tab/>opc_turnocubierto tinyint not null default 0, <text:s text:c="9"/>--</text:span><text:span text:style-name="T36">si cubrió turno el empleado</text:span></text:p>
      <text:p text:style-name="P1"><text:span text:style-name="T35"><text:tab/>idu_tipoturno int <text:s/>not null default 0, <text:s text:c="22"/>--</text:span><text:span text:style-name="T36">idu que tipo de turno cubrió</text:span></text:p>
      <text:p text:style-name="P1"><text:span text:style-name="T35"><text:tab/>num_cantidadentrega int not null default 0, <text:s text:c="9"/>--</text:span><text:span text:style-name="T36">numero de cantidad de entregas</text:span></text:p>
      <text:p text:style-name="P1"><text:span text:style-name="T35"><text:tab/>imp_sueldomensual float not null default 0, <text:s text:c="9"/>--</text:span><text:span text:style-name="T36">importe de sueldo mensual calculado</text:span></text:p>
      <text:p text:style-name="P1"><text:span text:style-name="T35"><text:tab/>imp_sueldodiastranscurridos float not null default 0, <text:s/>--</text:span><text:span text:style-name="T36">importe de sueldo a los días transcurridos</text:span></text:p>
      <text:p text:style-name="P1"><text:span text:style-name="T35"><text:tab/>imp_sueldobase float not null default 0 <text:s text:c="19"/>--</text:span><text:span text:style-name="T36">importe sueldo base </text:span></text:p>
      <text:p text:style-name="P1"><text:span text:style-name="T35"><text:tab/><text:tab/><text:tab/><text:tab/></text:span></text:p>
      <text:p text:style-name="P1"><text:span text:style-name="T35">)</text:span></text:p>
      <text:p text:style-name="P1"><text:span text:style-name="T35"/></text:p>
      <text:p text:style-name="P1"><text:span text:style-name="T35">create table MaestroMuebles.dbo.cat_SueldosRinKu <text:s/></text:span></text:p>
      <text:p text:style-name="P1"><text:span text:style-name="T35">(</text:span></text:p>
      <text:p text:style-name="P1"><text:span text:style-name="T35"><text:tab/>idu_rolempleado int not null default 0 primary key, <text:s text:c="2"/>--</text:span><text:span text:style-name="T36">idu del rol del empleado</text:span></text:p>
      <text:p text:style-name="P1"><text:span text:style-name="T35"><text:tab/>imp_sueldofijo <text:tab/>int not null default 0, <text:s text:c="20"/>--</text:span><text:span text:style-name="T36">importe de sueldo fijo por día</text:span></text:p>
      <text:p text:style-name="P1"><text:span text:style-name="T35"><text:tab/>imp_adicional int not null default 0, <text:s text:c="26"/>--</text:span><text:span text:style-name="T36">importe de sueldo adicional</text:span></text:p>
      <text:p text:style-name="P1"><text:span text:style-name="T35"><text:tab/>imp_bono int not null default 0<text:tab/><text:tab/> <text:s text:c="10"/>--</text:span><text:span text:style-name="T36">importe de bono</text:span></text:p>
      <text:p text:style-name="P1"><text:span text:style-name="T35">)</text:span></text:p>
      <text:p text:style-name="P1"><text:span text:style-name="T35"/></text:p>
      <text:p text:style-name="P1"><text:span text:style-name="T35">create table MaestroMuebles.dbo.cat_tipoempleadoRinKu <text:s/></text:span></text:p>
      <text:p text:style-name="P1"><text:span text:style-name="T35">(</text:span></text:p>
      <text:p text:style-name="P1"><text:span text:style-name="T35"><text:tab/>idu_tipoempleado int not null default 0 primary key, <text:s text:c="2"/>--</text:span><text:span text:style-name="T36">idu tipo de empleado</text:span></text:p>
      <text:p text:style-name="P1"><text:span text:style-name="T35"><text:tab/>des_empleado varchar(10) not null default '' <text:s text:c="13"/>--</text:span><text:span text:style-name="T36">descripción del rol del empleado</text:span></text:p>
      <text:p text:style-name="P1"><text:span text:style-name="T35">)</text:span></text:p>
      <text:p text:style-name="P1"><text:span text:style-name="T35"/></text:p>
      <text:p text:style-name="P1">create table MaestroMuebles.dbo.cat_rolempleadoRinKu <text:s/></text:p>
      <text:p text:style-name="P1">(</text:p>
      <text:p text:style-name="P1"><text:tab/>idu_rolempleado int not null default 0 primary key, <text:s text:c="6"/>--<text:span text:style-name="T37">idu del rol del empleado</text:span></text:p>
      <text:p text:style-name="P1"><text:tab/>des_rolempleado varchar(10) not null default '' <text:s text:c="11"/>--<text:span text:style-name="T37">descripción del rol del empleado</text:span></text:p>
      <text:p text:style-name="P1">)</text:p>
      <text:p text:style-name="P1"/>
      <text:p text:style-name="P2">create table MaestroMuebles.dbo.mov_movimientosempleadosrinku </text:p>
      <text:p text:style-name="P2">(</text:p>
      <text:p text:style-name="P2"><text:tab/>num_empleado int not null default 0, <text:s text:c="22"/>--numero de empleado</text:p>
      <text:p text:style-name="P2"><text:tab/>idu_rolempleado int not null default 0, <text:s text:c="20"/>--idu del rol del empleado</text:p>
      <text:p text:style-name="P2"><text:tab/>fecha smalldatetime not null default '1900-01-01', <text:s/>--fecha del día en la que se realizaron los movimientos</text:p>
      <text:p text:style-name="P2"><text:tab/>num_horastrabajadas int not null default 0, <text:s text:c="12"/>--numero de horas trabajadas</text:p>
      <text:p text:style-name="P2"><text:tab/>num_cantidadentregas int not null default 0, <text:s text:c="10"/>--numero de cantidad de entregar realizadas</text:p>
      <text:p text:style-name="P2"><text:tab/>opc_turnocubierto int not null default 0, <text:s text:c="18"/>--turno cubierto 1= <text:s/>cubrió turno 0= no cubrió turno</text:p>
      <text:p text:style-name="P2"><text:tab/>idu_tiporolcubierto int not null default 0, <text:s text:c="17"/>--idu tipo de turno cubierto</text:p>
      <text:p text:style-name="P2"><text:tab/>imp_sueldomensualant float not null default 0, <text:s text:c="7"/>--importe sueldo mensual anterior</text:p>
      <text:p text:style-name="P2"><text:tab/>imp_sueldomensualact float not null default 0 <text:s text:c="8"/>--importe sueldo mensual actual</text:p>
      <text:p text:style-name="P2">)</text:p>
      <text:p text:style-name="P2"/>
      <text:p text:style-name="P3">3-Descripción técnica</text:p>
      <text:p text:style-name="P4"><text:s text:c="2"/><text:span text:style-name="T39"><text:s text:c="2"/>3.1-Tipo de componente</text:span></text:p>
      <text:p text:style-name="P4"><text:s text:c="15"/>Tablas</text:p>
      <text:p text:style-name="P4"><text:s text:c="5"/><text:span text:style-name="T39">3.2-Repositorio del componete</text:span></text:p>
      <text:p text:style-name="P4"><text:tab/>http://gitlab.coppel.com/rpalazuelos/ABCEmpleados/tree/800a8a5b66db9a7c0d98117dcf05de84a57a728f/Scripts</text:p>
      <text:p text:style-name="P4"/>
      <text:p text:style-name="P2"><text:s text:c="3"/><text:span text:style-name="T39"><text:s/></text:span><text:span text:style-name="T40">3.3-Base de datos</text:span></text:p>
      <text:p text:style-name="P2"><text:s text:c="14"/><text:span text:style-name="T38">maestromuebles</text:span></text:p>
      <text:p text:style-name="P32"><text:soft-page-break/><text:span text:style-name="T39">insert_into_tablas.sql</text:span></text:p>
      <text:p text:style-name="P32"><text:span text:style-name="T39"/></text:p>
      <text:p text:style-name="P33"><text:span text:style-name="T39">1-Descripción del producto </text:span></text:p>
      <text:p text:style-name="P21">Componente encargado de dar de alta el catalogo de sueldos,tipo de empleados y rol de empleados</text:p>
      <text:p text:style-name="P21"/>
      <text:p text:style-name="P6">2-Descripción del mantenimiento</text:p>
      <text:p text:style-name="P21">Eliminar el registro de los catálogos y volver agregarlos de la siguiente manera</text:p>
      <text:p text:style-name="P21"/>
      <text:p text:style-name="P21">delete MaestroMuebles.dbo.cat_SueldosRinKu <text:s/>where idu_rolempleado in(1,2,3)</text:p>
      <text:p text:style-name="P21"/>
      <text:p text:style-name="P21">INSERT INTO MaestroMuebles.dbo.cat_SueldosRinKu(idu_rolempleado,imp_sueldofijo,imp_adicional,imp_bono)</text:p>
      <text:p text:style-name="P21">SELECT 1,30,5,10 union all</text:p>
      <text:p text:style-name="P21">SELECT 2,30,5,5 union all</text:p>
      <text:p text:style-name="P21">SELECT 3,30,5,0</text:p>
      <text:p text:style-name="P21"/>
      <text:p text:style-name="P21">delete MaestroMuebles.dbo.cat_tipoempleadoRinKu where idu_tipoempleado in(1,2)</text:p>
      <text:p text:style-name="P21"/>
      <text:p text:style-name="P21">INSERT INTO MaestroMuebles.dbo.cat_tipoempleadoRinKu(idu_tipoempleado,des_empleado)</text:p>
      <text:p text:style-name="P21">SELECT 1,'interno' union all</text:p>
      <text:p text:style-name="P21">SELECT 2,'externo'</text:p>
      <text:p text:style-name="P21"/>
      <text:p text:style-name="P21">delete MaestroMuebles.dbo.cat_rolempleadoRinKu where idu_rolempleado in(1,2,3)</text:p>
      <text:p text:style-name="P21"/>
      <text:p text:style-name="P21">INSERT INTO MaestroMuebles.dbo.cat_rolempleadoRinKu(idu_rolempleado,des_rolempleado)</text:p>
      <text:p text:style-name="P21">SELECT 1,'chofer' union all</text:p>
      <text:p text:style-name="P21">SELECT 2,'cargador' union all</text:p>
      <text:p text:style-name="P21">SELECT 3,'auxiliar'</text:p>
      <text:p text:style-name="P21"/>
      <text:p text:style-name="P6">3-Descripción técnica</text:p>
      <text:p text:style-name="P21"><text:s text:c="3"/><text:span text:style-name="T39">3.1-Tipo de componente</text:span></text:p>
      <text:p text:style-name="P21"><text:s text:c="12"/>Scripts</text:p>
      <text:p text:style-name="P21"><text:s text:c="4"/><text:span text:style-name="T39">3.2-Repositorio del componente</text:span></text:p>
      <text:p text:style-name="P21"><text:s text:c="11"/><text:a xlink:type="simple" xlink:href="http://gitlab.coppel.com/rpalazuelos/ABCEmpleados/tree/800a8a5b66db9a7c0d98117dcf05de84a57a728f/Scripts"><text:span text:style-name="T12">http://gitlab.coppel.com/rpalazuelos/ABCEmpleados/tree/800a8a5b66db9a7c0d98117dcf05de84a57a728f/Scripts</text:span></text:a></text:p>
      <text:p text:style-name="P21"><text:span text:style-name="T12"><text:s text:c="3"/></text:span><text:span text:style-name="T14"><text:s/></text:span><text:span text:style-name="T13">3.3-Base de datos</text:span></text:p>
      <text:p text:style-name="P21"><text:span text:style-name="T1"><text:s text:c="11"/>Maestromuebles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7"><text:span text:style-name="T1">Proc_Consultarempleados.sql</text:span></text:p>
      <text:p text:style-name="P7"><text:span text:style-name="T1"/></text:p>
      <text:p text:style-name="P7"><text:span text:style-name="T1">1-Descripción del producto</text:span></text:p>
      <text:p text:style-name="P23"><text:span text:style-name="T1">Consulta la información de los empleados</text:span></text:p>
      <text:p text:style-name="P23"><text:span text:style-name="T1"/></text:p>
      <text:p text:style-name="P11"><text:span text:style-name="T1">2-Descripción del mantenimiento</text:span></text:p>
      <text:p text:style-name="P23"><text:span text:style-name="T1">Realizar la búsqueda por medio del número de empleado o nombre del empleado</text:span></text:p>
      <text:p text:style-name="P23"><text:span text:style-name="T1"/></text:p>
      <text:p text:style-name="P11"><text:span text:style-name="T1">3-Descripción técnica</text:span></text:p>
      <text:p text:style-name="P11"><text:span text:style-name="T1"><text:s text:c="4"/>3.1-Tipo de componente</text:span></text:p>
      <text:p text:style-name="P23"><text:span text:style-name="T1"><text:s text:c="13"/>STORED PROCEDURE</text:span></text:p>
      <text:p text:style-name="P23"><text:span text:style-name="T1"><text:s text:c="2"/></text:span><text:span text:style-name="T13"><text:s text:c="2"/>3.2-Repositorio del componente</text:span></text:p>
      <text:p text:style-name="P23"><text:span text:style-name="T13"><text:s text:c="12"/></text:span><text:span text:style-name="T15"><text:s/></text:span><text:a xlink:type="simple" xlink:href="http://gitlab.coppel.com/rpalazuelos/ABCEmpleados/tree/800a8a5b66db9a7c0d98117dcf05de84a57a728f/Scripts"><text:span text:style-name="T12">http://gitlab.coppel.com/rpalazuelos/ABCEmpleados/tree/800a8a5b66db9a7c0d98117dcf05de84a57a728f/Scripts</text:span></text:a></text:p>
      <text:p text:style-name="P23"><text:span text:style-name="T12"><text:s text:c="3"/></text:span><text:span text:style-name="T14"><text:s/></text:span><text:span text:style-name="T13">3.3-Base de datos</text:span></text:p>
      <text:p text:style-name="P23"><text:span text:style-name="T13"><text:s text:c="11"/></text:span><text:span text:style-name="T1">Maestromuebles</text:span></text:p>
      <text:p text:style-name="P23"><text:span text:style-name="T1"/></text:p>
      <text:p text:style-name="P23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11"><text:soft-page-break/><text:span text:style-name="T1">Proc_Eliminarempleado.sql</text:span></text:p>
      <text:p text:style-name="P11"><text:span text:style-name="T1"/></text:p>
      <text:p text:style-name="P7"><text:span text:style-name="T1">1-Descripción del producto</text:span></text:p>
      <text:p text:style-name="P23"><text:span text:style-name="T1">Eliminar el registro del empleado</text:span></text:p>
      <text:p text:style-name="P23"><text:span text:style-name="T1"/></text:p>
      <text:p text:style-name="P11"><text:span text:style-name="T1">2-Descripción del mantenimiento</text:span></text:p>
      <text:p text:style-name="P38"><text:span text:style-name="T4">Eliminar el empleado de la tabla</text:span><text:span text:style-name="T6"> </text:span><text:span text:style-name="T10">ctl_EmpleadosRinKu </text:span><text:span text:style-name="T11">por medio del número del empleado</text:span></text:p>
      <text:p text:style-name="P38"><text:span text:style-name="T11"/></text:p>
      <text:p text:style-name="P12"><text:span text:style-name="T1">3-Descripción técnica</text:span></text:p>
      <text:p text:style-name="P12"><text:span text:style-name="T1"><text:s text:c="4"/>3.1-Tipo de componente</text:span></text:p>
      <text:p text:style-name="P24"><text:span text:style-name="T1"><text:s text:c="13"/>STORED PROCEDURE</text:span></text:p>
      <text:p text:style-name="P24"><text:span text:style-name="T1"><text:s text:c="2"/></text:span><text:span text:style-name="T13"><text:s text:c="2"/>3.2-Repositorio del componente</text:span></text:p>
      <text:p text:style-name="P24"><text:span text:style-name="T13"><text:s text:c="12"/></text:span><text:span text:style-name="T15"><text:s/></text:span><text:a xlink:type="simple" xlink:href="http://gitlab.coppel.com/rpalazuelos/ABCEmpleados/tree/800a8a5b66db9a7c0d98117dcf05de84a57a728f/Scripts"><text:span text:style-name="T12">http://gitlab.coppel.com/rpalazuelos/ABCEmpleados/tree/800a8a5b66db9a7c0d98117dcf05de84a57a728f/Scripts</text:span></text:a></text:p>
      <text:p text:style-name="P24"><text:span text:style-name="T12"><text:s text:c="3"/></text:span><text:span text:style-name="T14"><text:s/></text:span><text:span text:style-name="T13">3.3-Base de datos</text:span></text:p>
      <text:p text:style-name="P24"><text:span text:style-name="T16"><text:s text:c="11"/></text:span><text:span text:style-name="T18">Maestromuebles</text:span></text:p>
      <text:p text:style-name="P38"><text:span text:style-name="T11"/></text:p>
      <text:p text:style-name="P38"><text:span text:style-name="T11"/></text:p>
      <text:p text:style-name="P16"><text:span text:style-name="T1">Proc_grabarempleados.sql</text:span></text:p>
      <text:p text:style-name="P16"><text:span text:style-name="T1"/></text:p>
      <text:p text:style-name="P8"><text:span text:style-name="T1">1-Descripción del producto</text:span></text:p>
      <text:p text:style-name="P27"><text:span text:style-name="T1">Procedimiento encargado de guardar los registros de los empleados</text:span></text:p>
      <text:p text:style-name="P27"><text:span text:style-name="T1"/></text:p>
      <text:p text:style-name="P12"><text:span text:style-name="T1">2-Descripción del mantenimiento</text:span></text:p>
      <text:p text:style-name="P27"><text:span text:style-name="T1">Guardar los registros de los nuevos empleados capturados en la tabla ctl_EmpleadosRinKu</text:span></text:p>
      <text:p text:style-name="P27"><text:span text:style-name="T1"/></text:p>
      <text:p text:style-name="P12"><text:span text:style-name="T1">3-Descripción técnica</text:span></text:p>
      <text:p text:style-name="P12"><text:span text:style-name="T1"><text:s text:c="4"/>3.1-Tipo de componente</text:span></text:p>
      <text:p text:style-name="P24"><text:span text:style-name="T1"><text:s text:c="13"/>STORED PROCEDURE</text:span></text:p>
      <text:p text:style-name="P24"><text:span text:style-name="T1"><text:s text:c="2"/></text:span><text:span text:style-name="T13"><text:s text:c="2"/>3.2-Repositorio del componente</text:span></text:p>
      <text:p text:style-name="P24"><text:span text:style-name="T13"><text:s text:c="12"/></text:span><text:span text:style-name="T15"><text:s/></text:span><text:a xlink:type="simple" xlink:href="http://gitlab.coppel.com/rpalazuelos/ABCEmpleados/tree/800a8a5b66db9a7c0d98117dcf05de84a57a728f/Scripts"><text:span text:style-name="T12">http://gitlab.coppel.com/rpalazuelos/ABCEmpleados/tree/800a8a5b66db9a7c0d98117dcf05de84a57a728f/Scripts</text:span></text:a></text:p>
      <text:p text:style-name="P24"><text:span text:style-name="T12"><text:s text:c="3"/></text:span><text:span text:style-name="T14"><text:s/></text:span><text:span text:style-name="T13">3.3-Base de datos</text:span></text:p>
      <text:p text:style-name="P24"><text:span text:style-name="T16"><text:s text:c="11"/></text:span><text:span text:style-name="T18">Maestromuebles</text:span></text:p>
      <text:p text:style-name="P21"><text:span text:style-name="T1"/></text:p>
      <text:p text:style-name="P21"><text:span text:style-name="T1"/></text:p>
      <text:p text:style-name="P16"><text:span text:style-name="T1">Proc_Grabarmovimientosempleados.sql</text:span></text:p>
      <text:p text:style-name="P16"><text:span text:style-name="T1"/></text:p>
      <text:p text:style-name="P8"><text:span text:style-name="T1">1-Descripción del producto</text:span></text:p>
      <text:p text:style-name="P27"><text:span text:style-name="T1">Procedimiento en cargado de guardar los movimientos de los empleados y calcular su sueldo</text:span></text:p>
      <text:p text:style-name="P27"><text:span text:style-name="T1"/></text:p>
      <text:p text:style-name="P12"><text:span text:style-name="T1">2-Descripción del mantenimiento</text:span></text:p>
      <text:p text:style-name="P39"><text:span text:style-name="T5">Guardar los movimientos de los empleados en la tabla ctl_EmpleadosRinku en los siguientes campos </text:span></text:p>
      <text:p text:style-name="P39"><text:span text:style-name="T2"><text:s/></text:span></text:p>
      <text:p text:style-name="P34"><text:span text:style-name="T25">imp_sueldobase grabar el importe del sueldo calculado con la siguiente formula</text:span></text:p>
      <text:p text:style-name="P39"><text:span text:style-name="T5">sueldo base = sueldobasefijo * horas trabajadas </text:span></text:p>
      <text:p text:style-name="P39"><text:span text:style-name="T5">sueldo base fijo sacarlo de la tabla </text:span><text:span text:style-name="T7">cat_SueldosRinKu </text:span><text:span text:style-name="T8">del campo imp_sueldofijo</text:span></text:p>
      <text:p text:style-name="P16"><text:span text:style-name="T20"/></text:p>
      <text:p text:style-name="P17"><text:span text:style-name="T24">imp_sueldomensual </text:span><text:span text:style-name="T26">grabar el importe del sueldo mensual calculado de la siguiente forma</text:span></text:p>
      <text:p text:style-name="P16"><text:span text:style-name="T20">sueldo </text:span><text:span text:style-name="T22">mensual</text:span><text:span text:style-name="T20"> = sueldo base + (bono * cantidad horas ) + (valor entrega *cantidad entrega)</text:span></text:p>
      <text:p text:style-name="P34"><text:span text:style-name="T21"><text:s/>bono sacarlo de la tabla <text:s/>c</text:span><text:span text:style-name="T25">at_SueldosRinKu del campo </text:span><text:span text:style-name="T24">imp_bono</text:span></text:p>
      <text:p text:style-name="P34"><text:span text:style-name="T25">valor entrega sacarlo de la tabla <text:s/>cat_SueldosRinKu del campo </text:span><text:span text:style-name="T24">imp_adicional</text:span></text:p>
      <text:p text:style-name="P34"><text:span text:style-name="T24"/></text:p>
      <text:p text:style-name="P36"><text:span text:style-name="T24">al sueldo mensual se le calcula un porcentaje del 4% por despensa esto solo aplica para empleados internos y esto se le aplicara antes del descuento de ISR</text:span></text:p>
      <text:p text:style-name="P36"><text:span text:style-name="T24"/></text:p>
      <text:p text:style-name="P36"><text:span text:style-name="T24">se le aplicara el ISR del 9% y a los empleados que su sueldo mensual sobrepase de los $16,000.00 se le aplicara el 3% adicional </text:span></text:p>
      <text:p text:style-name="P34"><text:span text:style-name="T24"/></text:p>
      <text:p text:style-name="P34"><text:span text:style-name="T24">num_cantidadentrega </text:span><text:span text:style-name="T25">grabar la cantidad de entregas registradas en sistema</text:span></text:p>
      <text:p text:style-name="P34"><text:span text:style-name="T25"/></text:p>
      <text:p text:style-name="P34"><text:span text:style-name="T25">idu_tipoturno grabar si se cubrio turno esto aplica solo para tipos de empleados auxiliares</text:span></text:p>
      <text:p text:style-name="P34"><text:span text:style-name="T25"/></text:p>
      <text:p text:style-name="P34"><text:span text:style-name="T25">opc_turnocubierto grabar que tipo de turno </text:span><text:span text:style-name="T26">cubrió</text:span><text:span text:style-name="T25"> (</text:span><text:span text:style-name="T26">chófer</text:span><text:span text:style-name="T25">,cargador)</text:span></text:p>
      <text:p text:style-name="P34"><text:span text:style-name="T25"/></text:p>
      <text:p text:style-name="P34"><text:span text:style-name="T25">imp_sueldodiastranscurridos grabar el importe del sueldo a los días transcurridos calculado de la siguiente forma</text:span></text:p>
      <text:p text:style-name="P34"><text:span text:style-name="T25"/></text:p>
      <text:p text:style-name="P35"><text:span text:style-name="T24">sueldos días trabajados = (sueldo mensual / día mes )* días transcurridos</text:span></text:p>
      <text:p text:style-name="P39"><text:soft-page-break/><text:span text:style-name="T9"/></text:p>
      <text:p text:style-name="P40"><text:span text:style-name="T9">Guardar los movimientos en la siguiente tabla </text:span><text:span text:style-name="T7">mov_movimientosempleadosrinku </text:span><text:span text:style-name="T9">en los siguientes campos</text:span></text:p>
      <text:p text:style-name="P40"><text:span text:style-name="T9"/></text:p>
      <text:p text:style-name="P37"><text:span text:style-name="T26">num_empleado se gurda el numero de empleado</text:span></text:p>
      <text:p text:style-name="P37"><text:span text:style-name="T26">idu_rolempleado se guarda el tipo de rol que tiene el empleado</text:span></text:p>
      <text:p text:style-name="P37"><text:span text:style-name="T26">fecha se guarda la fecha captura en sistema</text:span></text:p>
      <text:p text:style-name="P37"><text:span text:style-name="T26">num_horastrabajadas se guarda el total de numero de horas trabajadas</text:span></text:p>
      <text:p text:style-name="P37"><text:span text:style-name="T26">num_cantidadentregas se graba el total de entregas realizadas</text:span></text:p>
      <text:p text:style-name="P37"><text:span text:style-name="T26">opc_turnocubierto <text:s/>se graba si cubrió turno esto aplica solo para empleados que tienen el rol de auxiliares</text:span></text:p>
      <text:p text:style-name="P37"><text:span text:style-name="T26">idu_tiporolcubierto se graba que tipo de rol cubrió(chófer,cargador)</text:span></text:p>
      <text:p text:style-name="P37"><text:span text:style-name="T26">imp_sueldomensualant se graba el importe del sueldo mensual anterior</text:span></text:p>
      <text:p text:style-name="P37"><text:span text:style-name="T26">imp_sueldomensualact se graba el importe del sueldo mensual actual</text:span></text:p>
      <text:p text:style-name="P37"><text:span text:style-name="T26"/></text:p>
      <text:p text:style-name="P13"><text:span text:style-name="T1">3-Descripción técnica</text:span></text:p>
      <text:p text:style-name="P13"><text:span text:style-name="T1"><text:s text:c="4"/>3.1-Tipo de componente</text:span></text:p>
      <text:p text:style-name="P25"><text:span text:style-name="T1"><text:s text:c="13"/>STORED PROCEDURE</text:span></text:p>
      <text:p text:style-name="P25"><text:span text:style-name="T1"><text:s text:c="2"/></text:span><text:span text:style-name="T13"><text:s text:c="2"/>3.2-Repositorio del componente</text:span></text:p>
      <text:p text:style-name="P25"><text:span text:style-name="T13"><text:s text:c="12"/></text:span><text:span text:style-name="T15"><text:s/></text:span><text:a xlink:type="simple" xlink:href="http://gitlab.coppel.com/rpalazuelos/ABCEmpleados/tree/800a8a5b66db9a7c0d98117dcf05de84a57a728f/Scripts"><text:span text:style-name="T12">http://gitlab.coppel.com/rpalazuelos/ABCEmpleados/tree/800a8a5b66db9a7c0d98117dcf05de84a57a728f/Scripts</text:span></text:a></text:p>
      <text:p text:style-name="P25"><text:span text:style-name="T12"><text:s text:c="3"/></text:span><text:span text:style-name="T14"><text:s/></text:span><text:span text:style-name="T13">3.3-Base de datos</text:span></text:p>
      <text:p text:style-name="P25"><text:span text:style-name="T17"><text:s text:c="11"/></text:span><text:span text:style-name="T19">Maestromuebles</text:span></text:p>
      <text:p text:style-name="P37"><text:span text:style-name="T26"/></text:p>
      <text:p text:style-name="P37"><text:span text:style-name="T26"/></text:p>
      <text:p text:style-name="P18"><text:span text:style-name="T23">Proc_Modificarempleados.sql</text:span></text:p>
      <text:p text:style-name="P18"><text:span text:style-name="T27"/></text:p>
      <text:p text:style-name="P9"><text:span text:style-name="T23">1-Descripción del producto</text:span></text:p>
      <text:p text:style-name="P28"><text:span text:style-name="T23">Procedimiento encargado de modificar los registros</text:span></text:p>
      <text:p text:style-name="P28"><text:span text:style-name="T23"/></text:p>
      <text:p text:style-name="P13"><text:span text:style-name="T23">2-Descripción del mantenimiento</text:span></text:p>
      <text:p text:style-name="P28"><text:span text:style-name="T23">Modificar los registros de la tabla ctl_EmpleadosRinku dependiendo del numero de empleado que se dese modificar</text:span></text:p>
      <text:p text:style-name="P28"><text:span text:style-name="T23">solo se podrá modificar el nombre,el tipo de empleado y el rol</text:span></text:p>
      <text:p text:style-name="P28"><text:span text:style-name="T23"/></text:p>
      <text:p text:style-name="P13"><text:span text:style-name="T1">3-Descripción técnica</text:span></text:p>
      <text:p text:style-name="P13"><text:span text:style-name="T1"><text:s text:c="4"/>3.1-Tipo de componente</text:span></text:p>
      <text:p text:style-name="P25"><text:span text:style-name="T1"><text:s text:c="13"/>STORED PROCEDURE</text:span></text:p>
      <text:p text:style-name="P25"><text:span text:style-name="T1"><text:s text:c="2"/></text:span><text:span text:style-name="T13"><text:s text:c="2"/>3.2-Repositorio del componente</text:span></text:p>
      <text:p text:style-name="P25"><text:span text:style-name="T13"><text:s text:c="12"/></text:span><text:span text:style-name="T15"><text:s/></text:span><text:a xlink:type="simple" xlink:href="http://gitlab.coppel.com/rpalazuelos/ABCEmpleados/tree/800a8a5b66db9a7c0d98117dcf05de84a57a728f/Scripts"><text:span text:style-name="T12">http://gitlab.coppel.com/rpalazuelos/ABCEmpleados/tree/800a8a5b66db9a7c0d98117dcf05de84a57a728f/Scripts</text:span></text:a></text:p>
      <text:p text:style-name="P25"><text:span text:style-name="T12"><text:s text:c="3"/></text:span><text:span text:style-name="T14"><text:s/></text:span><text:span text:style-name="T13">3.3-Base de datos</text:span></text:p>
      <text:p text:style-name="P25"><text:span text:style-name="T17"><text:s text:c="11"/></text:span><text:span text:style-name="T19">Maestromuebles</text:span></text:p>
      <text:p text:style-name="P40"><text:span text:style-name="T33"/></text:p>
      <text:p text:style-name="P40"><text:span text:style-name="T33"/></text:p>
      <text:p text:style-name="P19"><text:span text:style-name="T27">AbcEmpleados.exe</text:span></text:p>
      <text:p text:style-name="P19"><text:span text:style-name="T27"/></text:p>
      <text:p text:style-name="P10"><text:span text:style-name="T27">1-Descripción del producto</text:span></text:p>
      <text:p text:style-name="P29"><text:span text:style-name="T27">A</text:span><text:span text:style-name="T23">lta de empleados </text:span></text:p>
      <text:p text:style-name="P29"><text:span text:style-name="T23"/></text:p>
      <text:p text:style-name="P14"><text:span text:style-name="T23">2-Descripción del mantenimiento</text:span></text:p>
      <text:p text:style-name="P29"><text:span text:style-name="T23">Al iniciar la pantalla se mostrara un menú el cual constara de Nuevo,Buscar,Modificar,Eliminar,Captura de Movimientos con un botón en la parte de abajo de cancelar</text:span></text:p>
      <text:p text:style-name="P29"><text:span text:style-name="T23"/></text:p>
      <text:p text:style-name="P29"><text:span text:style-name="T23">la opción Nuevo mostrara la opción de numero de empleado solo debe permitir numero con 7 caracteres y sera de captura obligatoria</text:span></text:p>
      <text:p text:style-name="P29"><text:span text:style-name="T23">nombre de empleado solo permite letras con un total de 50 caracteres y su captura sera obligatoria</text:span></text:p>
      <text:p text:style-name="P29"><text:span text:style-name="T23">se mostrara los tipos del rol del empleado (Chófer,Cargador y Auxiliar) el chófer debe de mostrarse marcado por default</text:span></text:p>
      <text:p text:style-name="P29"><text:span text:style-name="T23">también se mostrara el tipo de empleado (Interno,externo) interno debe mostrarse marcado por default</text:span></text:p>
      <text:p text:style-name="P29"><text:span text:style-name="T23">mostrara un botón de ok el cual al presionarlo deberá de guardar la información se utilizara el </text:span><text:span text:style-name="T29">Proc_grabarempleados.sql </text:span><text:span text:style-name="T23">y un botón de cancelar el cual se saldrá de la opción</text:span></text:p>
      <text:p text:style-name="P29"><text:span text:style-name="T29"/></text:p>
      <text:p text:style-name="P29"><text:span text:style-name="T29">l</text:span><text:span text:style-name="T23">a opción Buscar se podrá buscar por numero de empleado o por nombre contara con un botón de buscar el cual se utilizara el <text:s/></text:span><text:span text:style-name="T30">Proc_Consultarempleados.sql </text:span><text:span text:style-name="T23">para llenar la información en el grid</text:span></text:p>
      <text:p text:style-name="P29"><text:span text:style-name="T23"/></text:p>
      <text:p text:style-name="P30"><text:span text:style-name="T23">la </text:span><text:span text:style-name="T31">opción</text:span><text:span text:style-name="T23"> Modificar </text:span><text:span text:style-name="T31">solo se podrá modificar el nombre y los tipos de empleados y su rol. Al capturar el numero de empleado se bloqueara el campo para que no se pueda modificar , contara con un botón de modificar el cual utilizara </text:span><text:span text:style-name="T27">Proc_Modificarempleados.sql </text:span></text:p>
      <text:p text:style-name="P30"><text:span text:style-name="T27"/></text:p>
      <text:p text:style-name="P31"><text:span text:style-name="T27">l</text:span><text:span text:style-name="T23">a opción Eliminar se captura el numero de empleado este sera de captura obligatoria y se muestra el nombre del empleado </text:span></text:p>
      <text:p text:style-name="P31"><text:soft-page-break/><text:span text:style-name="T23">contara con un botón de eliminar el cual preguntara si deseas eliminar el empleado y utilizara el </text:span><text:span text:style-name="T32">Proc_Eliminarempleado.sql</text:span></text:p>
      <text:p text:style-name="P31"><text:span text:style-name="T32"/></text:p>
      <text:p text:style-name="P31"><text:span text:style-name="T32">l</text:span><text:span text:style-name="T23">a opción Captura de Movimientos se captura el numero del empleado el cual sera de captura obligatoria y se llenara el nombre <text:s/>el turno cubierto y los roles aparecerán deshabilitados solo se habilitaran cuando el empleado sea auxiliar tendrá un botón de ok el cual utilizara </text:span><text:span text:style-name="T29">Proc_Grabarmovimientosempleados.sql</text:span></text:p>
      <text:p text:style-name="P31"><text:span text:style-name="T29"/></text:p>
      <text:p text:style-name="P15"><text:span text:style-name="T1">3-Descripción técnica</text:span></text:p>
      <text:p text:style-name="P15"><text:span text:style-name="T1"><text:s text:c="4"/>3.1-Tipo de componente</text:span></text:p>
      <text:p text:style-name="P26"><text:span text:style-name="T1"><text:s text:c="13"/></text:span><text:span text:style-name="T34">EXE</text:span></text:p>
      <text:p text:style-name="P26"><text:span text:style-name="T1"><text:s text:c="2"/></text:span><text:span text:style-name="T13"><text:s text:c="2"/>3.2-Repositorio del componente</text:span></text:p>
      <text:p text:style-name="P26"><text:span text:style-name="T13"><text:s text:c="12"/></text:span><text:span text:style-name="T15"><text:s/></text:span><text:span text:style-name="T34">http://gitlab.coppel.com/rpalazuelos/ABCEmpleados/tree/800a8a5b66db9a7c0d98117dcf05de84a57a728f/pack</text:span></text:p>
      <text:p text:style-name="P26"><text:span text:style-name="T12"><text:s text:c="3"/></text:span><text:span text:style-name="T14"><text:s/></text:span></text:p>
      <text:p text:style-name="P29"><text:span text:style-name="T23"/></text:p>
      <text:p text:style-name="P19"><text:span text:style-name="T27"/></text:p>
      <text:p text:style-name="P40"><text:span text:style-name="T33"/></text:p>
      <text:p text:style-name="P40"><text:span text:style-name="T33"/></text:p>
      <text:p text:style-name="P40"><text:span text:style-name="T33"/></text:p>
      <text:p text:style-name="P40"><text:span text:style-name="T33"/></text:p>
      <text:p text:style-name="P40"><text:span text:style-name="T9"/></text:p>
      <text:p text:style-name="P40"><text:span text:style-name="T7"/></text:p>
      <text:p text:style-name="P36"><text:span text:style-name="T24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2"/></text:p>
      <text:p text:style-name="P16"><text:span text:style-name="T2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Courier New1" svg:font-family="'Courier New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7:57:30.880000000</meta:creation-date>
    <dc:date>2018-07-17T09:57:09.041000000</dc:date>
    <meta:editing-duration>PT9M21S</meta:editing-duration>
    <meta:editing-cycles>2</meta:editing-cycles>
    <meta:generator>LibreOffice/4.2.3.3$Windows_x86 LibreOffice_project/882f8a0a489bc99a9e60c7905a60226254cb6ff0</meta:generator>
    <meta:document-statistic meta:table-count="0" meta:image-count="0" meta:object-count="0" meta:page-count="5" meta:paragraph-count="188" meta:word-count="1342" meta:character-count="11012" meta:non-whitespace-character-count="9137"/>
  </office:meta>
</office:document-meta>
</file>